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5.318cm" fo:min-width="5.339cm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906cm" fo:min-width="3.452cm"/>
    </style:style>
    <style:style style:name="gr3" style:family="graphic" style:parent-style-name="standard">
      <style:graphic-properties svg:stroke-color="#000000" draw:fill="solid" draw:fill-color="#00ae00" draw:textarea-horizontal-align="justify" draw:textarea-vertical-align="middle" draw:auto-grow-height="false" fo:min-height="1.147cm" fo:min-width="2.929cm"/>
    </style:style>
    <style:style style:name="gr4" style:family="graphic" style:parent-style-name="standard">
      <style:graphic-properties svg:stroke-color="#000000" draw:fill="solid" draw:fill-color="#0084d1" draw:textarea-horizontal-align="justify" draw:textarea-vertical-align="middle" draw:auto-grow-height="false" fo:min-height="0.766cm" fo:min-width="3.6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000000" draw:fill="none" draw:fill-color="#e6e6e6" draw:textarea-horizontal-align="justify" draw:textarea-vertical-align="middle" draw:auto-grow-height="false" fo:min-height="1.181cm" fo:min-width="0.93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19cm" fo:min-width="0.669cm"/>
    </style:style>
    <style:style style:name="gr9" style:family="graphic" style:parent-style-name="objectwithoutfill">
      <style:graphic-properties draw:stroke="dash" draw:stroke-dash="Ultrafine_20_Dashed" svg:stroke-color="#000000" draw:marker-start="Symmetric_20_Arrow" draw:marker-start-width="0.3cm"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color="#000000" draw:marker-start="Symmetric_20_Arrow" draw:marker-end="Symmetric_20_Arrow" draw:marker-end-width="0.203cm" draw:fill="none" draw:fill-color="#e6e6e6" draw:textarea-vertical-align="middle"/>
    </style:style>
    <style:style style:name="gr12" style:family="graphic" style:parent-style-name="objectwithoutfill">
      <style:graphic-properties draw:stroke="dash" draw:stroke-dash="Fine_20_Dashed" svg:stroke-color="#000000" draw:marker-start="Symmetric_20_Arrow" draw:marker-end="Symmetric_20_Arrow" draw:marker-end-width="0.203cm" draw:fill="none" draw:fill-color="#e6e6e6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start="Symmetric_20_Arrow" draw:marker-start-width="0.203cm" draw:marker-end="Symmetric_20_Arrow" draw:marker-end-width="0.203cm" draw:fill="none" draw:fill-color="#e6e6e6" draw:textarea-vertical-align="middle"/>
    </style:style>
    <style:style style:name="gr14" style:family="graphic" style:parent-style-name="standard">
      <style:graphic-properties svg:stroke-color="#000000" draw:fill="solid" draw:fill-color="#0084d1" draw:textarea-horizontal-align="justify" draw:textarea-vertical-align="middle" draw:auto-grow-height="false" fo:min-height="1.02cm" fo:min-width="3.618cm"/>
    </style:style>
    <style:style style:name="gr15" style:family="graphic" style:parent-style-name="standard">
      <style:graphic-properties svg:stroke-color="#000000" draw:fill="solid" draw:fill-color="#0084d1" draw:textarea-horizontal-align="justify" draw:textarea-vertical-align="middle" draw:auto-grow-height="false" fo:min-height="0.766cm" fo:min-width="3.619cm"/>
    </style:style>
    <style:style style:name="gr16" style:family="graphic" style:parent-style-name="objectwithoutfill">
      <style:graphic-properties svg:stroke-color="#000000" draw:marker-start="Symmetric_20_Arrow" draw:marker-start-width="0.203cm" draw:marker-end="Symmetric_20_Arrow" draw:marker-end-width="0.203cm" draw:fill="none" draw:fill-color="#e6e6e6" draw:textarea-vertical-align="middle"/>
    </style:style>
    <style:style style:name="P1" style:family="paragraph">
      <loext:graphic-properties draw:fill="solid" draw:fill-color="#e6e6e6"/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00ae00"/>
      <style:paragraph-properties fo:text-align="center"/>
    </style:style>
    <style:style style:name="P3" style:family="paragraph">
      <loext:graphic-properties draw:fill="solid" draw:fill-color="#0084d1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e6e6e6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e6e6e6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7.874cm" svg:x="12.04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3.048cm" svg:x="2.016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429cm" svg:height="1.397cm" svg:x="3.032cm" svg:y="10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18cm" svg:height="1.016cm" svg:x="14.535cm" svg:y="11.45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45cm" svg:height="0.724cm" svg:x="14.735cm" svg:y="11.706cm">
          <draw:text-box>
            <text:p text:style-name="P4"><text:span text:style-name="T1">SPI master framework</text:span></text:p>
          </draw:text-box>
        </draw:frame>
        <draw:frame draw:style-name="gr6" draw:text-style-name="P6" draw:layer="layout" svg:width="2.928cm" svg:height="0.806cm" svg:x="3.279cm" svg:y="11.033cm">
          <draw:text-box>
            <text:p><text:span text:style-name="T2">Application</text:span></text:p>
          </draw:text-box>
        </draw:frame>
        <draw:custom-shape draw:style-name="gr7" draw:text-style-name="P7" xml:id="id4" draw:id="id4" draw:layer="layout" svg:width="1.778cm" svg:height="1.778cm" svg:x="8.647cm" svg:y="7.85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6" draw:text-style-name="P9" draw:layer="layout" svg:width="3.275cm" svg:height="1.115cm" svg:x="8.012cm" svg:y="9.791cm">
          <draw:text-box>
            <text:p text:style-name="P8"><text:span text:style-name="T3">Shared memory</text:span></text:p>
            <text:p text:style-name="P8"><text:span text:style-name="T3">mapping</text:span></text:p>
          </draw:text-box>
        </draw:frame>
        <draw:custom-shape draw:style-name="gr8" draw:text-style-name="P10" xml:id="id1" draw:id="id1" draw:layer="layout" svg:width="1.651cm" svg:height="1.651cm" svg:x="14.081cm" svg:y="7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1.442cm" svg:height="0.725cm" svg:x="14.208cm" svg:y="8.43cm">
          <draw:text-box>
            <text:p text:style-name="P11">DMA</text:p>
          </draw:text-box>
        </draw:frame>
        <draw:custom-shape draw:style-name="gr8" draw:text-style-name="P10" xml:id="id2" draw:id="id2" draw:layer="layout" svg:width="1.651cm" svg:height="1.651cm" svg:x="17.256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1.188cm" svg:height="0.725cm" svg:x="17.479cm" svg:y="8.427cm">
          <draw:text-box>
            <text:p text:style-name="P11">SPI</text:p>
          </draw:text-box>
        </draw:frame>
        <draw:connector draw:style-name="gr9" draw:text-style-name="P13" draw:layer="layout" draw:type="line" svg:x1="15.732cm" svg:y1="8.739cm" svg:x2="17.256cm" svg:y2="8.736cm" draw:start-shape="id1" draw:start-glue-point="10" draw:end-shape="id2" draw:end-glue-point="6" svg:d="M15732 8739l1524-3" svg:viewBox="0 0 1525 4">
          <text:p/>
        </draw:connector>
        <draw:frame draw:style-name="gr6" draw:text-style-name="P14" draw:layer="layout" svg:width="2.284cm" svg:height="0.645cm" svg:x="3.54cm" svg:y="9.245cm">
          <draw:text-box>
            <text:p text:style-name="P11"><text:span text:style-name="T4">Use</text:span><text:span text:style-name="T4">r </text:span><text:span text:style-name="T4">spa</text:span><text:span text:style-name="T4">ce</text:span></text:p>
          </draw:text-box>
        </draw:frame>
        <draw:frame draw:style-name="gr6" draw:text-style-name="P14" draw:layer="layout" svg:width="2.551cm" svg:height="0.645cm" svg:x="14.959cm" svg:y="5.943cm">
          <draw:text-box>
            <text:p text:style-name="P11"><text:span text:style-name="T4">Kernel space</text:span></text:p>
          </draw:text-box>
        </draw:frame>
        <draw:frame draw:style-name="gr10" draw:text-style-name="P5" draw:layer="layout" svg:width="1.33cm" svg:height="1.039cm" svg:x="8.968cm" svg:y="8.397cm">
          <draw:text-box>
            <text:p text:style-name="P4"><text:span text:style-name="T4">I/O</text:span></text:p>
            <text:p text:style-name="P4"><text:span text:style-name="T4">are</text:span><text:span text:style-name="T4">a</text:span></text:p>
          </draw:text-box>
        </draw:frame>
        <draw:connector draw:style-name="gr11" draw:text-style-name="P15" draw:layer="layout" draw:type="lines" svg:x1="4.746cm" svg:y1="10.779cm" svg:x2="8.647cm" svg:y2="8.747cm" draw:start-shape="id3" draw:start-glue-point="0" draw:end-shape="id4" draw:end-glue-point="3" svg:d="M4746 10779v-502l3400-1530h501" svg:viewBox="0 0 3902 2033">
          <text:p/>
        </draw:connector>
        <draw:connector draw:style-name="gr12" draw:text-style-name="P15" draw:layer="layout" draw:type="lines" svg:x1="10.425cm" svg:y1="8.747cm" svg:x2="14.534cm" svg:y2="13.036cm" draw:start-shape="id4" draw:start-glue-point="1" draw:end-shape="id5" draw:end-glue-point="3" svg:d="M10425 8747h502l3105 4289h502" svg:viewBox="0 0 4110 4290">
          <text:p/>
        </draw:connector>
        <draw:connector draw:style-name="gr13" draw:text-style-name="P15" draw:layer="layout" svg:x1="14.081cm" svg:y1="8.739cm" svg:x2="9.536cm" svg:y2="7.858cm" draw:start-shape="id1" draw:start-glue-point="6" draw:end-shape="id4" draw:end-glue-point="0" svg:d="M14081 8739h-1828v-1382h-2717v501" svg:viewBox="0 0 4546 1383">
          <text:p/>
        </draw:connector>
        <draw:custom-shape draw:style-name="gr14" draw:text-style-name="P3" xml:id="id6" draw:id="id6" draw:layer="layout" svg:width="4.118cm" svg:height="1.27cm" svg:x="14.535cm" svg:y="10.122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61cm" svg:height="1.039cm" svg:x="14.889cm" svg:y="10.302cm">
          <draw:text-box>
            <text:p text:style-name="P4"><text:span text:style-name="T1">OOB-capable SPI controller driver</text:span></text:p>
          </draw:text-box>
        </draw:frame>
        <draw:custom-shape draw:style-name="gr15" draw:text-style-name="P3" xml:id="id5" draw:id="id5" draw:layer="layout" svg:width="4.119cm" svg:height="1.016cm" svg:x="14.534cm" svg:y="12.52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93cm" svg:height="0.724cm" svg:x="15.134cm" svg:y="12.71cm">
          <draw:text-box>
            <text:p text:style-name="P4"><text:span text:style-name="T1">SPIDEV driver</text:span></text:p>
          </draw:text-box>
        </draw:frame>
        <draw:connector draw:style-name="gr13" draw:text-style-name="P15" draw:layer="layout" svg:x1="4.746cm" svg:y1="12.176cm" svg:x2="16.593cm" svg:y2="13.544cm" draw:start-shape="id3" draw:start-glue-point="2" draw:end-shape="id5" draw:end-glue-point="2" svg:d="M4746 12176v1869h11847v-501" svg:viewBox="0 0 11848 1870">
          <text:p/>
        </draw:connector>
        <draw:connector draw:style-name="gr16" draw:text-style-name="P15" draw:layer="layout" svg:x1="15.491cm" svg:y1="9.323cm" svg:x2="16.594cm" svg:y2="10.122cm" draw:start-shape="id1" draw:start-glue-point="9" draw:end-shape="id6" draw:end-glue-point="0" svg:d="M15491 9323h1103v799" svg:viewBox="0 0 1104 800">
          <text:p/>
        </draw:connector>
        <draw:connector draw:style-name="gr16" draw:text-style-name="P15" draw:layer="layout" svg:x1="17.497cm" svg:y1="9.32cm" svg:x2="16.594cm" svg:y2="10.122cm" draw:start-shape="id2" draw:start-glue-point="7" draw:end-shape="id6" draw:end-glue-point="0" svg:d="M17497 9320h-903v802" svg:viewBox="0 0 904 8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hilippe GERUM</meta:initial-creator>
    <meta:creation-date>2021-03-26T16:24:14.665017675</meta:creation-date>
    <meta:generator>LibreOffice/7.0.4.2$Linux_X86_64 LibreOffice_project/00$Build-2</meta:generator>
    <dc:date>2021-03-26T17:34:32.173656343</dc:date>
    <dc:creator>Philippe GERUM</dc:creator>
    <meta:editing-duration>PT50M23S</meta:editing-duration>
    <meta:editing-cycles>24</meta:editing-cycles>
    <meta:document-statistic meta:object-count="26"/>
  </office:meta>
</office:document-meta>
</file>